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jpe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s" fo:country="V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27" style:parent-style-name="Graphics">
      <style:graphic-properties draw:fill="none" draw:stroke="none"/>
    </style:style>
    <style:style style:family="graphic" style:name="a528" style:parent-style-name="Graphics">
      <style:graphic-properties draw:fill="none" fo:clip="rect(0in, 0in, 0in, 0in)" draw:stroke="none"/>
    </style:style>
    <style:style style:family="graphic" style:name="a529" style:parent-style-name="Graphics">
      <style:graphic-properties draw:fill="none" draw:stroke="non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2" draw:style-name="a511" draw:master-page-name="Master1-Layout7-blank-En-blanco" presentation:presentation-page-layout-name="Master1-PPL7" draw:id="Slide-257">
        <draw:custom-shape svg:x="1.66667in" svg:y="0.04805in" svg:width="0.20202in" svg:height="0.40391in" draw:id="id109" draw:style-name="a514" draw:name="Rectangle 2">
          <svg:title/>
          <svg:desc/>
          <text:p text:style-name="a513" text:class-names="" text:cond-style-name=""><text:span text:style-name="a5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4734in" svg:y="2.88376in" svg:width="7.63864in" svg:height="2.4571in" draw:id="id110" draw:style-name="a523" draw:name="10 Rectángulo">
          <svg:title/>
          <svg:desc/>
          <text:p text:style-name="a517" text:class-names="" text:cond-style-name=""><text:span text:style-name="a515" text:class-names=""><text:s text:c="5"/></text:span><text:span text:style-name="a516" text:class-names="">ASPECTOS <text:s text:c="1"/>BASICOS DE <text:s text:c="1"/>SALUD Y SEGURIDAD LABORAL EN VENEZUELA</text:span></text:p>
          <text:p text:style-name="a519" text:class-names="" text:cond-style-name=""><text:span text:style-name="a518" text:class-names=""/></text:p>
          <text:p text:style-name="a522" text:class-names="" text:cond-style-name=""><text:span text:style-name="a520" text:class-names=""><text:s text:c="3"/></text:span><text:span text:style-name="a5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draw:style-name="a526" draw:name="CuadroTexto 1" svg:x="1.94173in" svg:y="0.5in" svg:width="6.49546in" svg:height="0.43757in">
          <draw:text-box>
            <text:p text:style-name="a525" text:class-names="" text:cond-style-name=""><text:span text:style-name="a524" text:class-names="">GESTION INTEGRAL EMPRESARIAL C.A. <text:s text:c="1"/>GIECA”</text:span></text:p>
          </draw:text-box>
          <svg:title/>
          <svg:desc/>
        </draw:frame>
        <draw:frame draw:id="id112" draw:style-name="a527" draw:name="Imagen 2" svg:x="1.79958in" svg:y="1.52121in" svg:width="9.73418in" svg:height="0.18668in" style:rel-width="scale" style:rel-height="scale">
          <draw:image xlink:href="media/image1.png" xlink:type="simple" xlink:show="embed" xlink:actuate="onLoad"/>
          <svg:title/>
          <svg:desc/>
        </draw:frame>
        <draw:frame draw:id="id113" draw:style-name="a528" draw:name="Picture 2" svg:x="5.87918in" svg:y="5.54224in" svg:width="2.09805in" svg:height="1.57151in" style:rel-width="scale" style:rel-height="scale">
          <draw:image xlink:href="media/image2.jpeg" xlink:type="simple" xlink:show="embed" xlink:actuate="onLoad"/>
          <svg:title/>
          <svg:desc>Resultado de imagen para seguridad laboral definicion</svg:desc>
        </draw:frame>
        <draw:frame draw:id="id114" draw:style-name="a529" draw:name="Imagen 3" svg:x="8.20042in" svg:y="5.63997in" svg:width="3.33333in" svg:height="1.64583in" style:rel-width="scale" style:rel-height="scal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in" svg:y="1.91667in" svg:width="11.33333in" svg:height="2.00105in"/>
      <presentation:placeholder presentation:object="subtitle" svg:x="1in" svg:y="3.9497in" svg:width="11.33333in" svg:height="1.31201in"/>
      <presentation:placeholder presentation:object="date-time" svg:x="9.80903in" svg:y="7.00781in" svg:width="2.8in" svg:height="0.4in"/>
      <presentation:placeholder presentation:object="footer" svg:x="6.38681in" svg:y="7.00781in" svg:width="3.42765in" svg:height="0.39931in"/>
      <presentation:placeholder presentation:object="page-number" svg:x="12.60903in" svg:y="7.00781in" svg:width="0.53333in" svg:height="0.39931in"/>
    </style:presentation-page-layout>
    <style:presentation-page-layout style:name="Master1-PPL2" style:display-name="Título y objetos">
      <presentation:placeholder presentation:object="object" svg:x="0.66667in" svg:y="1.62in" svg:width="12in" svg:height="4.94965in"/>
      <presentation:placeholder presentation:object="date-time" svg:x="9.80903in" svg:y="7.00781in" svg:width="2.8in" svg:height="0.4in"/>
      <presentation:placeholder presentation:object="footer" svg:x="6.38681in" svg:y="7.00781in" svg:width="3.42765in" svg:height="0.39931in"/>
      <presentation:placeholder presentation:object="page-number" svg:x="12.60903in" svg:y="7.00781in" svg:width="0.53333in" svg:height="0.39931in"/>
      <presentation:placeholder presentation:object="title" svg:x="0.66667in" svg:y="0.30035in" svg:width="12in" svg:height="1.25in"/>
    </style:presentation-page-layout>
    <style:presentation-page-layout style:name="Master1-PPL3" style:display-name="Encabezado de sección">
      <presentation:placeholder presentation:object="title" svg:x="1.05333in" svg:y="1.15892in" svg:width="11.33333in" svg:height="2in"/>
      <presentation:placeholder presentation:object="outline" svg:x="5.71991in" svg:y="3.20616in" svg:width="6.66667in" svg:height="1.59108in"/>
      <presentation:placeholder presentation:object="date-time" svg:x="9.80903in" svg:y="7.00781in" svg:width="2.8in" svg:height="0.4in"/>
      <presentation:placeholder presentation:object="footer" svg:x="6.38681in" svg:y="7.00781in" svg:width="3.42765in" svg:height="0.39931in"/>
      <presentation:placeholder presentation:object="page-number" svg:x="12.60903in" svg:y="7.00781in" svg:width="0.53333in" svg:height="0.39931in"/>
    </style:presentation-page-layout>
    <style:presentation-page-layout style:name="Master1-PPL4" style:display-name="Dos objetos">
      <presentation:placeholder presentation:object="object" svg:x="0.66667in" svg:y="1.62in" svg:width="5.88889in" svg:height="4.94965in"/>
      <presentation:placeholder presentation:object="object" svg:x="6.77778in" svg:y="1.62in" svg:width="5.88889in" svg:height="4.94965in"/>
      <presentation:placeholder presentation:object="date-time" svg:x="9.80903in" svg:y="7.00781in" svg:width="2.8in" svg:height="0.4in"/>
      <presentation:placeholder presentation:object="footer" svg:x="6.38681in" svg:y="7.00781in" svg:width="3.42765in" svg:height="0.39931in"/>
      <presentation:placeholder presentation:object="page-number" svg:x="12.60903in" svg:y="7.00781in" svg:width="0.53333in" svg:height="0.39931in"/>
      <presentation:placeholder presentation:object="title" svg:x="0.66667in" svg:y="0.30035in" svg:width="12in" svg:height="1.25in"/>
    </style:presentation-page-layout>
    <style:presentation-page-layout style:name="Master1-PPL5" style:display-name="Comparación">
      <presentation:placeholder presentation:object="title" svg:x="0.66667in" svg:y="0.29861in" svg:width="12in" svg:height="1.25in"/>
      <presentation:placeholder presentation:object="outline" svg:x="0.66667in" svg:y="5.91667in" svg:width="5.8912in" svg:height="0.83333in"/>
      <presentation:placeholder presentation:object="outline" svg:x="6.77315in" svg:y="5.91667in" svg:width="5.89352in" svg:height="0.83333in"/>
      <presentation:placeholder presentation:object="object" svg:x="0.66667in" svg:y="1.5795in" svg:width="5.8912in" svg:height="4.31076in"/>
      <presentation:placeholder presentation:object="object" svg:x="6.77315in" svg:y="1.5795in" svg:width="5.89352in" svg:height="4.31076in"/>
      <presentation:placeholder presentation:object="date-time" svg:x="9.80903in" svg:y="7.00781in" svg:width="2.8in" svg:height="0.4in"/>
      <presentation:placeholder presentation:object="footer" svg:x="6.38681in" svg:y="7.00781in" svg:width="3.42765in" svg:height="0.39931in"/>
      <presentation:placeholder presentation:object="page-number" svg:x="12.60903in" svg:y="7.00781in" svg:width="0.53333in" svg:height="0.39931in"/>
    </style:presentation-page-layout>
    <style:presentation-page-layout style:name="Master1-PPL6" style:display-name="Sólo el título">
      <presentation:placeholder presentation:object="date-time" svg:x="9.80903in" svg:y="7.00781in" svg:width="2.8in" svg:height="0.4in"/>
      <presentation:placeholder presentation:object="footer" svg:x="6.38681in" svg:y="7.00781in" svg:width="3.42765in" svg:height="0.39931in"/>
      <presentation:placeholder presentation:object="page-number" svg:x="12.60903in" svg:y="7.00781in" svg:width="0.53333in" svg:height="0.39931in"/>
      <presentation:placeholder presentation:object="title" svg:x="0.66667in" svg:y="0.30035in" svg:width="12in" svg:height="1.25in"/>
    </style:presentation-page-layout>
    <style:presentation-page-layout style:name="Master1-PPL7" style:display-name="En blanco">
      <presentation:placeholder presentation:object="date-time" svg:x="9.80903in" svg:y="7.00781in" svg:width="2.8in" svg:height="0.4in"/>
      <presentation:placeholder presentation:object="footer" svg:x="6.38681in" svg:y="7.00781in" svg:width="3.42765in" svg:height="0.39931in"/>
      <presentation:placeholder presentation:object="page-number" svg:x="12.60903in" svg:y="7.00781in" svg:width="0.53333in" svg:height="0.39931in"/>
    </style:presentation-page-layout>
    <style:presentation-page-layout style:name="Master1-PPL8" style:display-name="Contenido con título">
      <presentation:placeholder presentation:object="title" svg:x="1.33333in" svg:y="5.33333in" svg:width="10.90956in" svg:height="0.5in"/>
      <presentation:placeholder presentation:object="outline" svg:x="6.44444in" svg:y="5.85641in" svg:width="5.79556in" svg:height="1in"/>
      <presentation:placeholder presentation:object="object" svg:x="1.33333in" svg:y="0.3in" svg:width="10.90667in" svg:height="5in"/>
      <presentation:placeholder presentation:object="date-time" svg:x="9.80903in" svg:y="7.00781in" svg:width="2.8in" svg:height="0.4in"/>
      <presentation:placeholder presentation:object="footer" svg:x="6.38681in" svg:y="7.00781in" svg:width="3.42765in" svg:height="0.39931in"/>
      <presentation:placeholder presentation:object="page-number" svg:x="12.60903in" svg:y="7.00781in" svg:width="0.53333in" svg:height="0.39931in"/>
    </style:presentation-page-layout>
    <style:presentation-page-layout style:name="Master1-PPL9" style:display-name="Imagen con título">
      <presentation:placeholder presentation:object="outline" svg:x="1.66409in" svg:y="5.95298in" svg:width="10.44444in" svg:height="0.70892in"/>
      <presentation:placeholder presentation:object="graphic" svg:x="0.33333in" svg:y="0.20775in" svg:width="12.66667in" svg:height="4.8in"/>
      <presentation:placeholder presentation:object="date-time" svg:x="9.80903in" svg:y="7.00781in" svg:width="2.8in" svg:height="0.4in"/>
      <presentation:placeholder presentation:object="footer" svg:x="6.38681in" svg:y="7.00781in" svg:width="3.42765in" svg:height="0.39931in"/>
      <presentation:placeholder presentation:object="page-number" svg:x="12.60903in" svg:y="7.00781in" svg:width="0.53333in" svg:height="0.39931in"/>
      <presentation:placeholder presentation:object="title" svg:x="0.33333in" svg:y="5.32056in" svg:width="11.7752in" svg:height="0.61535in"/>
    </style:presentation-page-layout>
    <style:presentation-page-layout style:name="Master1-PPL10" style:display-name="Título y texto vertical">
      <presentation:placeholder presentation:object="title" svg:x="0.66667in" svg:y="0.30035in" svg:width="12in" svg:height="1.25in"/>
      <presentation:placeholder presentation:object="outline" svg:x="0.66667in" svg:y="1.62in" svg:width="12in" svg:height="4.79667in"/>
      <presentation:placeholder presentation:object="date-time" svg:x="9.80903in" svg:y="7.00781in" svg:width="2.8in" svg:height="0.4in"/>
      <presentation:placeholder presentation:object="footer" svg:x="6.38681in" svg:y="7.00781in" svg:width="3.42765in" svg:height="0.39931in"/>
      <presentation:placeholder presentation:object="page-number" svg:x="12.60903in" svg:y="7.00781in" svg:width="0.53333in" svg:height="0.39931in"/>
    </style:presentation-page-layout>
    <style:presentation-page-layout style:name="Master1-PPL11" style:display-name="Título vertical y texto">
      <presentation:placeholder presentation:object="title" svg:x="9.97961in" svg:y="0.30035in" svg:width="2.59182in" svg:height="6.11632in"/>
      <presentation:placeholder presentation:object="outline" svg:x="0.66667in" svg:y="0.30035in" svg:width="9.22222in" svg:height="6.11632in"/>
      <presentation:placeholder presentation:object="date-time" svg:x="9.80903in" svg:y="7.00781in" svg:width="2.8in" svg:height="0.4in"/>
      <presentation:placeholder presentation:object="footer" svg:x="6.38681in" svg:y="7.00781in" svg:width="3.42765in" svg:height="0.39931in"/>
      <presentation:placeholder presentation:object="page-number" svg:x="12.60903in" svg:y="7.00781in" svg:width="0.53333in" svg:height="0.39931in"/>
    </style:presentation-page-layout>
    <style:style style:family="graphic" style:name="Graphics"/>
    <style:default-style style:family="graphic">
      <style:graphic-properties draw:fill="solid" draw:fill-color="#2da2bf" draw:opacity="100%" draw:stroke="solid" svg:stroke-width="0.06015in" svg:stroke-color="#1e768c" svg:stroke-opacity="100%" svg:stroke-linecap="butt"/>
    </style:default-style>
    <draw:gradient draw:name="a419" draw:style="linear" draw:angle="1800" draw:start-color="#1389a6" draw:end-color="#50b8da" draw:start-intensity="100%" draw:end-intensity="100%"/>
    <draw:gradient draw:name="a164" draw:style="linear" draw:angle="1800" draw:start-color="#1389a6" draw:end-color="#50b8da" draw:start-intensity="100%" draw:end-intensity="100%"/>
    <draw:gradient draw:name="a415" draw:style="linear" draw:angle="1800" draw:start-color="#1389a6" draw:end-color="#50b8da" draw:start-intensity="100%" draw:end-intensity="100%"/>
    <draw:gradient draw:name="a48" draw:style="axial" draw:angle="400" draw:start-color="#4abbe0" draw:end-color="#007897" draw:start-intensity="100%" draw:end-intensity="100%"/>
    <draw:gradient draw:name="a160" draw:style="linear" draw:angle="1800" draw:start-color="#1389a6" draw:end-color="#50b8da" draw:start-intensity="100%" draw:end-intensity="100%"/>
    <draw:fill-image draw:name="a90" xlink:href="media/image4.png" xlink:show="embed" xlink:actuate="onLoad"/>
    <draw:fill-image draw:name="a78" xlink:href="media/image5.jpeg" xlink:show="embed" xlink:actuate="onLoad"/>
    <draw:fill-image draw:name="a410" xlink:href="media/image4.png" xlink:show="embed" xlink:actuate="onLoad"/>
    <draw:fill-image draw:name="a475" xlink:href="media/image4.png" xlink:show="embed" xlink:actuate="onLoad"/>
    <draw:fill-image draw:name="a9" xlink:href="media/image4.png" xlink:show="embed" xlink:actuate="onLoad"/>
    <draw:fill-image draw:name="a296" xlink:href="media/image4.png" xlink:show="embed" xlink:actuate="onLoad"/>
    <draw:fill-image draw:name="a430" xlink:href="media/image4.png" xlink:show="embed" xlink:actuate="onLoad"/>
    <draw:fill-image draw:name="a175" xlink:href="media/image4.png" xlink:show="embed" xlink:actuate="onLoad"/>
    <draw:fill-image draw:name="a324" xlink:href="media/image4.png" xlink:show="embed" xlink:actuate="onLoad"/>
    <draw:fill-image draw:name="a135" xlink:href="media/image4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7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bitmap" draw:fill-image-name="a78" style:repeat="repeat" draw:fill-image-width="0.11111in" draw:fill-image-height="0.11111in" draw:fill-image-ref-point="top" draw:opacity="5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419" draw:stroke="solid" svg:stroke-width="0.00347in" svg:stroke-color="#1e768c" svg:stroke-opacity="100%" svg:stroke-linecap="round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graphic" style:name="a318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graphic" style:name="a80">
      <style:graphic-properties draw:fill="none" draw:stroke="solid" svg:stroke-width="0.01319in" svg:stroke-color="#156d83" svg:stroke-opacity="100%" draw:stroke-linejoin="miter" svg:stroke-linecap="butt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4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1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in" fo:padding-bottom="0.05in" fo:padding-left="0.1in" fo:padding-right="0.1in" draw:textarea-vertical-align="middle" draw:textarea-horizontal-align="center" draw:fill="bitmap" draw:fill-image-name="a324" draw:stroke="none" draw:auto-grow-width="false" draw:auto-grow-height="false"/>
      <style:paragraph-properties style:font-independent-line-spacing="true" style:writing-mode="lr-tb"/>
    </style:style>
    <style:style style:family="graphic" style:name="a326">
      <style:graphic-properties draw:fill="none" draw:stroke="solid" svg:stroke-width="0.01319in" svg:stroke-color="#156d83" svg:stroke-opacity="100%" draw:stroke-linejoin="miter" svg:stroke-linecap="butt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bitmap" draw:fill-image-name="a430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draw:fill="none" draw:stroke="solid" svg:stroke-width="0.01319in" svg:stroke-color="#156d83" svg:stroke-opacity="100%" draw:stroke-linejoin="miter" svg:stroke-linecap="butt"/>
    </style:style>
    <style:style style:family="text" style:name="a43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">
      <style:graphic-properties fo:wrap-option="wrap" fo:padding-top="0.05in" fo:padding-bottom="0.05in" fo:padding-left="0.1in" fo:padding-right="0.1in" draw:textarea-vertical-align="middle" draw:textarea-horizontal-align="center" draw:fill="bitmap" draw:fill-image-name="a90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draw:fill="none" draw:stroke="solid" svg:stroke-width="0.01319in" svg:stroke-color="#156d83" svg:stroke-opacity="100%" draw:stroke-linejoin="miter" svg:stroke-linecap="butt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41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2in" fo:padding-right="0.1in" draw:textarea-vertical-align="middle" draw:textarea-horizontal-align="left" draw:fill="solid" draw:fill-color="#2da2bf" draw:opacity="100%" draw:stroke="solid" svg:stroke-width="0.01056in" svg:stroke-color="#2da2b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34722in" style:font-size-asian="0.34722in" style:font-size-complex="0.34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.05in" fo:padding-bottom="0.05in" fo:padding-left="0.1in" fo:padding-right="0.1in" draw:textarea-vertical-align="middle" draw:textarea-horizontal-align="center" draw:fill="bitmap" draw:fill-image-name="a135" draw:stroke="none" draw:auto-grow-width="false" draw:auto-grow-height="false"/>
      <style:paragraph-properties style:font-independent-line-spacing="true" style:writing-mode="lr-tb"/>
    </style:style>
    <style:style style:family="graphic" style:name="a137">
      <style:graphic-properties draw:fill="none" draw:stroke="solid" svg:stroke-width="0.01319in" svg:stroke-color="#156d83" svg:stroke-opacity="100%" draw:stroke-linejoin="miter" svg:stroke-linecap="butt"/>
    </style:style>
    <style:style style:family="presentation" style:name="a240">
      <style:graphic-properties fo:wrap-option="wrap" fo:padding-top="0.05in" fo:padding-bottom="0.05in" fo:padding-left="0.2in" fo:padding-right="0.1in" draw:textarea-vertical-align="middle" draw:textarea-horizontal-align="left" draw:fill="solid" draw:fill-color="#2da2bf" draw:opacity="100%" draw:stroke="solid" svg:stroke-width="0.01056in" svg:stroke-color="#2da2b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4in" fo:margin-right="0in" fo:text-indent="-0.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bitmap" draw:fill-image-name="a475" draw:stroke="none" draw:auto-grow-width="false" draw:auto-grow-height="false"/>
      <style:paragraph-properties style:font-independent-line-spacing="true" style:writing-mode="lr-tb"/>
    </style:style>
    <style:style style:family="graphic" style:name="a477">
      <style:graphic-properties draw:fill="none" draw:stroke="solid" svg:stroke-width="0.01319in" svg:stroke-color="#156d83" svg:stroke-opacity="100%" draw:stroke-linejoin="miter" svg:stroke-linecap="butt"/>
    </style:style>
    <style:style style:family="text" style:name="a47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1in" fo:margin-left="0in" fo:margin-right="0.02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60" draw:stroke="solid" svg:stroke-width="0.00347in" svg:stroke-color="#1e768c" svg:stroke-opacity="100%" svg:stroke-linecap="round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64" draw:stroke="solid" svg:stroke-width="0.00347in" svg:stroke-color="#1e768c" svg:stroke-opacity="100%" svg:stroke-linecap="round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solid" draw:fill-color="#def5fa" draw:opacity="100%" draw:stroke="solid" svg:stroke-width="0.01042in" svg:stroke-color="#ffffff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.05in" fo:padding-bottom="0.05in" fo:padding-left="0.1in" fo:padding-right="0.1in" draw:textarea-vertical-align="middle" draw:textarea-horizontal-align="center" draw:fill="bitmap" draw:fill-image-name="a175" draw:stroke="none" draw:auto-grow-width="false" draw:auto-grow-height="false"/>
      <style:paragraph-properties style:font-independent-line-spacing="true" style:writing-mode="lr-tb"/>
    </style:style>
    <style:style style:family="graphic" style:name="a177">
      <style:graphic-properties draw:fill="none" draw:stroke="solid" svg:stroke-width="0.01319in" svg:stroke-color="#156d83" svg:stroke-opacity="100%" draw:stroke-linejoin="miter" svg:stroke-linecap="butt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41667in" style:font-size-asian="0.41667in" style:font-size-complex="0.41667in" fo:letter-spacing="0in" fo:language="es" fo:country="ES" fo:font-style="normal" style:font-style-asian="normal" style:font-style-complex="normal" fo:text-shadow="0in 0.02734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41667in" style:font-size-asian="0.41667in" style:font-size-complex="0.41667in" fo:letter-spacing="0in" fo:language="en" fo:country="US" fo:font-style="normal" style:font-style-asian="normal" style:font-style-complex="normal" fo:text-shadow="0in 0.02734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.05in" fo:padding-bottom="0.05in" fo:padding-left="0.1in" fo:padding-right="0.1in" draw:textarea-vertical-align="middle" draw:textarea-horizontal-align="center" draw:fill="bitmap" draw:fill-image-name="a296" draw:stroke="none" draw:auto-grow-width="false" draw:auto-grow-height="false"/>
      <style:paragraph-properties style:font-independent-line-spacing="true" style:writing-mode="lr-tb"/>
    </style:style>
    <style:style style:family="graphic" style:name="a298">
      <style:graphic-properties draw:fill="none" draw:stroke="solid" svg:stroke-width="0.01319in" svg:stroke-color="#156d83" svg:stroke-opacity="100%" draw:stroke-linejoin="miter" svg:stroke-linecap="butt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center" draw:fill="bitmap" draw:fill-image-name="a9" draw:stroke="none" draw:auto-grow-width="false" draw:auto-grow-height="false"/>
      <style:paragraph-properties style:font-independent-line-spacing="true" style:writing-mode="lr-tb"/>
    </style:style>
    <style:style style:family="graphic" style:name="a11">
      <style:graphic-properties draw:fill="none" draw:stroke="solid" svg:stroke-width="0.01319in" svg:stroke-color="#156d83" svg:stroke-opacity="100%" draw:stroke-linejoin="miter" svg:stroke-linecap="butt"/>
    </style:style>
    <style:style style:family="text" style:name="a1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s" fo:country="E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.07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7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e8f0f4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bitmap" draw:fill-image-name="a410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draw:fill="none" draw:stroke="solid" svg:stroke-width="0.01319in" svg:stroke-color="#156d83" svg:stroke-opacity="100%" draw:stroke-linejoin="miter" svg:stroke-linecap="butt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415" draw:stroke="solid" svg:stroke-width="0.00347in" svg:stroke-color="#1e768c" svg:stroke-opacity="100%" svg:stroke-linecap="round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graphic" style:name="a72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7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5in"/>
      </text:list-level-style-number>
      <text:list-level-style-number text:level="9" style:num-format="">
        <style:list-level-properties text:space-before="2.5in"/>
      </text:list-level-style-number>
    </text:list-style>
    <text:list-style style:name="a439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356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484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31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359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00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487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193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19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206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52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7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5in"/>
      </text:list-level-style-number>
      <text:list-level-style-number text:level="9" style:num-format="">
        <style:list-level-properties text:space-before="2.5in"/>
      </text:list-level-style-number>
    </text:list-style>
    <text:list-style style:name="a256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101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18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104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442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445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108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7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5in"/>
      </text:list-level-style-number>
      <text:list-level-style-number text:level="9" style:num-format="">
        <style:list-level-properties text:space-before="2.5in"/>
      </text:list-level-style-number>
    </text:list-style>
    <text:list-style style:name="a363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490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448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7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5in"/>
      </text:list-level-style-number>
      <text:list-level-style-number text:level="9" style:num-format="">
        <style:list-level-properties text:space-before="2.5in"/>
      </text:list-level-style-number>
    </text:list-style>
    <text:list-style style:name="a493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10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497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60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95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7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5in"/>
      </text:list-level-style-number>
      <text:list-level-style-number text:level="9" style:num-format="">
        <style:list-level-properties text:space-before="2.5in"/>
      </text:list-level-style-number>
    </text:list-style>
    <text:list-style style:name="a263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180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21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98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266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183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24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69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186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7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189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452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43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246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249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350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353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number:date-style xmlns:number="urn:oasis:names:tc:opendocument:xmlns:datastyle:1.0" style:name="a3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oncurrencia" style:page-layout-name="pageLayout1" draw:style-name="a0">
      <draw:custom-shape svg:x="0.72802in" svg:y="6.50146in" svg:width="7.20418in" svg:height="1.0073in" draw:id="id0" draw:style-name="a3" draw:name="12 Forma libre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70825in" svg:y="6.49498in" svg:width="5.38123in" svg:height="1.02083in" draw:id="id1" draw:style-name="a6" draw:name="11 Forma libre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881in" svg:y="6.33339in" svg:width="4.96109in" svg:height="1.18205in" draw:id="id2" draw:style-name="a10" draw:name="13 Triángulo rectángulo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347in" svg:y1="6.32955in" svg:x2="4.95228in" svg:y2="7.51544in" draw:id="id3" draw:style-name="a11" draw:name="14 Conector recto">
        <svg:title/>
        <svg:desc/>
      </draw:connector>
      <draw:frame draw:id="id4" presentation:style-name="a15" draw:name="8 Marcador de título" svg:x="0.66667in" svg:y="0.30035in" svg:width="12in" svg:height="1.25in" presentation:class="title" presentation:placeholder="false">
        <draw:text-box>
          <text:p text:style-name="a14" text:class-names="" text:cond-style-name=""><text:span text:style-name="a12" text:class-names="">Haga clic para modificar el estilo de título del patrón</text:span><text:span text:style-name="a13" text:class-names=""/></text:p>
        </draw:text-box>
        <svg:title/>
        <svg:desc/>
      </draw:frame>
      <draw:frame draw:id="id5" presentation:style-name="a32" draw:name="29 Marcador de texto" svg:x="0.66667in" svg:y="1.62in" svg:width="12in" svg:height="4.94965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Haga clic para modificar el estilo de texto del patrón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Segundo nivel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8" text:class-names="">Quinto nivel</text:span><text:span text:style-name="a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7" draw:name="9 Marcador de fecha" svg:x="9.80903in" svg:y="7.00781in" svg:width="2.8in" svg:height="0.4in" presentation:class="date-time" presentation:placeholder="false">
        <draw:text-box>
          <text:p text:style-name="a36" text:class-names="" text:cond-style-name=""><text:span text:style-name="a33" text:class-names=""><text:date text:fixed="false" style:data-style-name="a34">01/03/2018</text:date></text:span><text:span text:style-name="a35" text:class-names=""/></text:p>
        </draw:text-box>
        <svg:title/>
        <svg:desc/>
      </draw:frame>
      <draw:frame draw:id="id7" presentation:style-name="a40" draw:name="21 Marcador de pie de página" svg:x="6.38681in" svg:y="7.00781in" svg:width="3.42765in" svg:height="0.39931in" presentation:class="footer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frame draw:id="id8" presentation:style-name="a44" draw:name="17 Marcador de número de diapositiva" svg:x="12.60903in" svg:y="7.00781in" svg:width="0.53333in" svg:height="0.39931in" presentation:class="page-number" presentation:placeholder="false">
        <draw:text-box>
          <text:p text:style-name="a43" text:class-names="" text:cond-style-name=""><text:span text:style-name="a41" text:class-names=""><text:page-number style:num-format="1" text:fixed="false">‹Nº›</text:page-number></text:span><text:span text:style-name="a4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45">
      <draw:custom-shape svg:x="-0in" svg:y="5.10077in" svg:width="13.34367in" svg:height="0in" draw:id="id9" draw:style-name="a49" draw:name="9 Triángulo rectángulo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frame draw:id="id10" presentation:style-name="a53" draw:name="8 Título" svg:x="1in" svg:y="1.91667in" svg:width="11.33333in" svg:height="2.00105in" presentation:class="title" presentation:placeholder="false">
        <draw:text-box>
          <text:p text:style-name="a52" text:class-names="" text:cond-style-name=""><text:span text:style-name="a50" text:class-names="">Haga clic para modificar el estilo de título del patrón</text:span><text:span text:style-name="a51" text:class-names=""/></text:p>
        </draw:text-box>
        <svg:title/>
        <svg:desc/>
      </draw:frame>
      <draw:frame draw:id="id11" presentation:style-name="a57" draw:name="16 Subtítulo" svg:x="1in" svg:y="3.9497in" svg:width="11.33333in" svg:height="1.31201in" presentation:class="subtitle" presentation:placeholder="false">
        <draw:text-box>
          <text:p text:style-name="a56" text:class-names="" text:cond-style-name=""><text:span text:style-name="a54" text:class-names="">Haga clic para modificar el estilo de subtítulo del patrón</text:span><text:span text:style-name="a55" text:class-names=""/></text:p>
        </draw:text-box>
        <svg:title/>
        <svg:desc/>
      </draw:frame>
      <draw:g draw:name="1 Grupo" draw:id="id12">
        <svg:title/>
        <svg:desc/>
        <draw:custom-shape svg:x="2.46065in" svg:y="5.41667in" svg:width="10.87268in" svg:height="0.53385in" draw:id="id16" draw:style-name="a72" draw:name="6 Forma libre">
          <svg:title/>
          <svg:desc/>
          <text:p text:style-name="a71" text:class-names="" text:cond-style-name=""><text:span text:style-name="a70" text:class-names=""/></text:p>
          <draw:enhanced-geometry xmlns:dr3d="urn:oasis:names:tc:opendocument:xmlns:dr3d:1.0" draw:type="non-primitive" svg:viewBox="0 0 4697 367" draw:enhanced-path="M 4697 0 L 4697 367 0 218 4697 0 Z N" draw:text-areas="?f11 ?f9 ?f8 ?f10" draw:glue-points="?f8 ?f9 ?f8 ?f10 ?f11 ?f12 ?f8 ?f9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697"/>
            <draw:equation draw:name="f7" draw:formula="?f4 / 367"/>
            <draw:equation draw:name="f8" draw:formula="4697 / ?f6"/>
            <draw:equation draw:name="f9" draw:formula="0 / ?f7"/>
            <draw:equation draw:name="f10" draw:formula="367 / ?f7"/>
            <draw:equation draw:name="f11" draw:formula="0 / ?f6"/>
            <draw:equation draw:name="f12" draw:formula="218 / ?f7"/>
          </draw:enhanced-geometry>
        </draw:custom-shape>
        <draw:custom-shape svg:x="0.05168in" svg:y="5.72807in" svg:width="13.28165in" svg:height="0.86249in" draw:id="id17" draw:style-name="a75" draw:name="7 Forma libre">
          <svg:title/>
          <svg:desc/>
          <text:p text:style-name="a74" text:class-names="" text:cond-style-name=""><text:span text:style-name="a73" text:class-names=""/></text:p>
          <draw:enhanced-geometry xmlns:dr3d="urn:oasis:names:tc:opendocument:xmlns:dr3d:1.0" draw:type="non-primitive" svg:viewBox="0 0 5760 528" draw:enhanced-path="M 0 0 L 5760 0 5760 528 48 0 N" draw:text-areas="?f8 ?f9 ?f10 ?f11" draw:glue-points="?f8 ?f9 ?f10 ?f9 ?f10 ?f11 ?f12 ?f9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0"/>
            <draw:equation draw:name="f7" draw:formula="?f4 / 528"/>
            <draw:equation draw:name="f8" draw:formula="0 / ?f6"/>
            <draw:equation draw:name="f9" draw:formula="0 / ?f7"/>
            <draw:equation draw:name="f10" draw:formula="5760 / ?f6"/>
            <draw:equation draw:name="f11" draw:formula="528 / ?f7"/>
            <draw:equation draw:name="f12" draw:formula="48 / ?f6"/>
          </draw:enhanced-geometry>
        </draw:custom-shape>
        <draw:custom-shape svg:x="0in" svg:y="5.46914in" svg:width="13.33333in" svg:height="2.03862in" draw:id="id18" draw:style-name="a79" draw:name="10 Forma libre">
          <svg:title/>
          <svg:desc/>
          <text:p text:style-name="a77" text:class-names="" text:cond-style-name=""><text:span text:style-name="a76" text:class-names=""/></text:p>
          <draw:enhanced-geometry xmlns:dr3d="urn:oasis:names:tc:opendocument:xmlns:dr3d:1.0" draw:type="non-primitive" svg:viewBox="0 0 5760 1248" draw:enhanced-path="M 0 0 L 0 1248 5760 1248 5760 528 0 0 Z N" draw:text-areas="?f8 ?f9 ?f11 ?f10" draw:glue-points="?f8 ?f9 ?f8 ?f10 ?f11 ?f10 ?f11 ?f12 ?f8 ?f9" draw:glue-point-leaving-directions="-90, 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0"/>
            <draw:equation draw:name="f7" draw:formula="?f4 / 1248"/>
            <draw:equation draw:name="f8" draw:formula="0 / ?f6"/>
            <draw:equation draw:name="f9" draw:formula="0 / ?f7"/>
            <draw:equation draw:name="f10" draw:formula="1248 / ?f7"/>
            <draw:equation draw:name="f11" draw:formula="5760 / ?f6"/>
            <draw:equation draw:name="f12" draw:formula="528 / ?f7"/>
          </draw:enhanced-geometry>
        </draw:custom-shape>
        <draw:connector draw:type="line" svg:x1="-0.00549in" svg:y1="5.46552in" svg:x2="13.33333in" svg:y2="6.3298in" draw:id="id19" draw:style-name="a80" draw:name="11 Conector recto">
          <svg:title/>
          <svg:desc/>
        </draw:connector>
      </draw:g>
      <draw:frame draw:id="id13" presentation:style-name="a62" draw:name="29 Marcador de fecha" svg:x="9.80903in" svg:y="7.00781in" svg:width="2.8in" svg:height="0.4in" presentation:class="date-time" presentation:placeholder="false">
        <draw:text-box>
          <text:p text:style-name="a61" text:class-names="" text:cond-style-name=""><text:span text:style-name="a58" text:class-names=""><text:date text:fixed="false" style:data-style-name="a59">01/03/2018</text:date></text:span><text:span text:style-name="a60" text:class-names=""/></text:p>
        </draw:text-box>
        <svg:title/>
        <svg:desc/>
      </draw:frame>
      <draw:frame draw:id="id14" presentation:style-name="a65" draw:name="18 Marcador de pie de página" svg:x="6.38681in" svg:y="7.00781in" svg:width="3.42765in" svg:height="0.39931in" presentation:class="footer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5" presentation:style-name="a69" draw:name="26 Marcador de número de diapositiva" svg:x="12.60903in" svg:y="7.00781in" svg:width="0.53333in" svg:height="0.39931in" presentation:class="page-number" presentation:placeholder="false">
        <draw:text-box>
          <text:p text:style-name="a68" text:class-names="" text:cond-style-name=""><text:span text:style-name="a66" text:class-names=""><text:page-number style:num-format="1" text:fixed="false">‹Nº›</text:page-number></text:span><text:span text:style-name="a67" text:class-names=""/></text:p>
        </draw:text-box>
        <svg:title/>
        <svg:desc/>
      </draw:frame>
    </style:master-page>
    <style:master-page style:name="Master1-Layout2-obj-Título-y-objetos" style:page-layout-name="pageLayout1" draw:style-name="a81">
      <draw:custom-shape svg:x="0.72802in" svg:y="6.50146in" svg:width="7.20418in" svg:height="1.0073in" draw:id="id20" draw:layer="Master1-bg" draw:style-name="a84" draw:name="12 Forma libre">
        <svg:title/>
        <svg:desc/>
        <text:p text:style-name="a83" text:class-names="" text:cond-style-name=""><text:span text:style-name="a82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70825in" svg:y="6.49498in" svg:width="5.38123in" svg:height="1.02083in" draw:id="id21" draw:layer="Master1-bg" draw:style-name="a87" draw:name="11 Forma libre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881in" svg:y="6.33339in" svg:width="4.96109in" svg:height="1.18205in" draw:id="id22" draw:layer="Master1-bg" draw:style-name="a91" draw:name="13 Triángulo rectángulo">
        <svg:title/>
        <svg:desc/>
        <text:p text:style-name="a89" text:class-names="" text:cond-style-name=""><text:span text:style-name="a88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347in" svg:y1="6.32955in" svg:x2="4.95228in" svg:y2="7.51544in" draw:id="id23" draw:layer="Master1-bg" draw:style-name="a92" draw:name="14 Conector recto">
        <svg:title/>
        <svg:desc/>
      </draw:connector>
      <draw:frame draw:id="id24" presentation:style-name="a109" draw:name="2 Marcador de contenido" svg:x="0.66667in" svg:y="1.62in" svg:width="12in" svg:height="4.94965in" presentation:class="object" presentation:placeholder="false">
        <draw:text-box>
          <text:list text:style-name="a95">
            <text:list-item>
              <text:p text:style-name="a94" text:class-names="" text:cond-style-name=""><text:span text:style-name="a93" text:class-names="">Haga clic para modificar el estilo de texto del patrón</text:span></text:p>
            </text:list-item>
          </text:list>
          <text:list text:style-name="a98">
            <text:list-item>
              <text:list text:style-name="a98">
                <text:list-item>
                  <text:p text:style-name="a97" text:class-names="" text:cond-style-name=""><text:span text:style-name="a96" text:class-names="">Segundo nivel</text:span></text:p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p text:style-name="a100" text:class-names="" text:cond-style-name=""><text:span text:style-name="a99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p text:style-name="a103" text:class-names="" text:cond-style-name=""><text:span text:style-name="a10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5" text:class-names="">Quinto nivel</text:span><text:span text:style-name="a1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14" draw:name="3 Marcador de fecha" svg:x="9.80903in" svg:y="7.00781in" svg:width="2.8in" svg:height="0.4in" presentation:class="date-time" presentation:placeholder="false">
        <draw:text-box>
          <text:p text:style-name="a113" text:class-names="" text:cond-style-name=""><text:span text:style-name="a110" text:class-names=""><text:date text:fixed="false" style:data-style-name="a111">01/03/2018</text:date></text:span><text:span text:style-name="a112" text:class-names=""/></text:p>
        </draw:text-box>
        <svg:title/>
        <svg:desc/>
      </draw:frame>
      <draw:frame draw:id="id26" presentation:style-name="a117" draw:name="4 Marcador de pie de página" svg:x="6.38681in" svg:y="7.00781in" svg:width="3.42765in" svg:height="0.39931in" presentation:class="footer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  <draw:frame draw:id="id27" presentation:style-name="a121" draw:name="5 Marcador de número de diapositiva" svg:x="12.60903in" svg:y="7.00781in" svg:width="0.53333in" svg:height="0.39931in" presentation:class="page-number" presentation:placeholder="false">
        <draw:text-box>
          <text:p text:style-name="a120" text:class-names="" text:cond-style-name=""><text:span text:style-name="a118" text:class-names=""><text:page-number style:num-format="1" text:fixed="false">‹Nº›</text:page-number></text:span><text:span text:style-name="a119" text:class-names=""/></text:p>
        </draw:text-box>
        <svg:title/>
        <svg:desc/>
      </draw:frame>
      <draw:frame draw:id="id28" presentation:style-name="a125" draw:name="6 Título" svg:x="0.66667in" svg:y="0.30035in" svg:width="12in" svg:height="1.25in" presentation:class="title" presentation:placeholder="false">
        <draw:text-box>
          <text:p text:style-name="a124" text:class-names="" text:cond-style-name=""><text:span text:style-name="a122" text:class-names="">Haga clic para modificar el estilo de título del patrón</text:span><text:span text:style-name="a123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126">
      <draw:custom-shape svg:x="0.72802in" svg:y="6.50146in" svg:width="7.20418in" svg:height="1.0073in" draw:id="id29" draw:layer="Master1-bg" draw:style-name="a129" draw:name="12 Forma libre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70825in" svg:y="6.49498in" svg:width="5.38123in" svg:height="1.02083in" draw:id="id30" draw:layer="Master1-bg" draw:style-name="a132" draw:name="11 Forma libre">
        <svg:title/>
        <svg:desc/>
        <text:p text:style-name="a131" text:class-names="" text:cond-style-name=""><text:span text:style-name="a130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881in" svg:y="6.33339in" svg:width="4.96109in" svg:height="1.18205in" draw:id="id31" draw:layer="Master1-bg" draw:style-name="a136" draw:name="13 Triángulo rectángulo">
        <svg:title/>
        <svg:desc/>
        <text:p text:style-name="a134" text:class-names="" text:cond-style-name=""><text:span text:style-name="a133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347in" svg:y1="6.32955in" svg:x2="4.95228in" svg:y2="7.51544in" draw:id="id32" draw:layer="Master1-bg" draw:style-name="a137" draw:name="14 Conector recto">
        <svg:title/>
        <svg:desc/>
      </draw:connector>
      <draw:frame draw:id="id33" presentation:style-name="a141" draw:name="1 Título" svg:x="1.05333in" svg:y="1.15892in" svg:width="11.33333in" svg:height="2in" presentation:class="title" presentation:placeholder="false">
        <draw:text-box>
          <text:p text:style-name="a140" text:class-names="" text:cond-style-name=""><text:span text:style-name="a138" text:class-names="">Haga clic para modificar el estilo de título del patrón</text:span><text:span text:style-name="a139" text:class-names=""/></text:p>
        </draw:text-box>
        <svg:title/>
        <svg:desc/>
      </draw:frame>
      <draw:frame draw:id="id34" presentation:style-name="a145" draw:name="2 Marcador de texto" svg:x="5.71991in" svg:y="3.20616in" svg:width="6.66667in" svg:height="1.59108in" presentation:class="outline" presentation:placeholder="false">
        <draw:text-box>
          <text:list text:style-name="a144">
            <text:list-item>
              <text:p text:style-name="a143" text:class-names="" text:cond-style-name=""><text:span text:style-name="a142" text:class-names="">Haga clic para modificar el estilo de texto del patrón</text:span></text:p>
            </text:list-item>
          </text:list>
        </draw:text-box>
        <svg:title/>
        <svg:desc/>
      </draw:frame>
      <draw:frame draw:id="id35" presentation:style-name="a150" draw:name="3 Marcador de fecha" svg:x="9.80903in" svg:y="7.00781in" svg:width="2.8in" svg:height="0.4in" presentation:class="date-time" presentation:placeholder="false">
        <draw:text-box>
          <text:p text:style-name="a149" text:class-names="" text:cond-style-name=""><text:span text:style-name="a146" text:class-names=""><text:date text:fixed="false" style:data-style-name="a147">01/03/2018</text:date></text:span><text:span text:style-name="a148" text:class-names=""/></text:p>
        </draw:text-box>
        <svg:title/>
        <svg:desc/>
      </draw:frame>
      <draw:frame draw:id="id36" presentation:style-name="a153" draw:name="4 Marcador de pie de página" svg:x="6.38681in" svg:y="7.00781in" svg:width="3.42765in" svg:height="0.39931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37" presentation:style-name="a157" draw:name="5 Marcador de número de diapositiva" svg:x="12.60903in" svg:y="7.00781in" svg:width="0.53333in" svg:height="0.39931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>‹Nº›</text:page-number></text:span><text:span text:style-name="a155" text:class-names=""/></text:p>
        </draw:text-box>
        <svg:title/>
        <svg:desc/>
      </draw:frame>
      <draw:custom-shape svg:x="5.30283in" svg:y="3.28682in" svg:width="0.26667in" svg:height="0.25in" draw:id="id38" draw:style-name="a161" draw:name="6 Cheurón">
        <svg:title/>
        <svg:desc/>
        <text:p text:style-name="a159" text:class-names="" text:cond-style-name=""><text:span text:style-name="a15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?f11 / 2"/>
          <draw:equation draw:name="f13" draw:formula="?f11 - ?f10"/>
          <draw:equation draw:name="f14" draw:formula="if(?f13, ?f10, ?f0)"/>
          <draw:equation draw:name="f15" draw:formula="if(?f13, ?f11, ?f1)"/>
        </draw:enhanced-geometry>
      </draw:custom-shape>
      <draw:custom-shape svg:x="5.03101in" svg:y="3.28682in" svg:width="0.26667in" svg:height="0.25in" draw:id="id39" draw:style-name="a165" draw:name="7 Cheurón">
        <svg:title/>
        <svg:desc/>
        <text:p text:style-name="a163" text:class-names="" text:cond-style-name=""><text:span text:style-name="a16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?f11 / 2"/>
          <draw:equation draw:name="f13" draw:formula="?f11 - ?f10"/>
          <draw:equation draw:name="f14" draw:formula="if(?f13, ?f10, ?f0)"/>
          <draw:equation draw:name="f15" draw:formula="if(?f13, ?f11, ?f1)"/>
        </draw:enhanced-geometry>
      </draw:custom-shape>
    </style:master-page>
    <style:master-page style:name="Master1-Layout4-twoObj-Dos-objetos" style:page-layout-name="pageLayout1" draw:style-name="a166">
      <draw:custom-shape svg:x="0.72802in" svg:y="6.50146in" svg:width="7.20418in" svg:height="1.0073in" draw:id="id40" draw:layer="Master1-bg" draw:style-name="a169" draw:name="12 Forma libre">
        <svg:title/>
        <svg:desc/>
        <text:p text:style-name="a168" text:class-names="" text:cond-style-name=""><text:span text:style-name="a167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70825in" svg:y="6.49498in" svg:width="5.38123in" svg:height="1.02083in" draw:id="id41" draw:layer="Master1-bg" draw:style-name="a172" draw:name="11 Forma libre">
        <svg:title/>
        <svg:desc/>
        <text:p text:style-name="a171" text:class-names="" text:cond-style-name=""><text:span text:style-name="a170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881in" svg:y="6.33339in" svg:width="4.96109in" svg:height="1.18205in" draw:id="id42" draw:layer="Master1-bg" draw:style-name="a176" draw:name="13 Triángulo rectángulo">
        <svg:title/>
        <svg:desc/>
        <text:p text:style-name="a174" text:class-names="" text:cond-style-name=""><text:span text:style-name="a173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347in" svg:y1="6.32955in" svg:x2="4.95228in" svg:y2="7.51544in" draw:id="id43" draw:layer="Master1-bg" draw:style-name="a177" draw:name="14 Conector recto">
        <svg:title/>
        <svg:desc/>
      </draw:connector>
      <draw:frame draw:id="id44" presentation:style-name="a194" draw:name="2 Marcador de contenido" svg:x="0.66667in" svg:y="1.62in" svg:width="5.88889in" svg:height="4.94965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Haga clic para modificar el estilo de texto del patrón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gundo nivel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Quinto nivel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11" draw:name="3 Marcador de contenido" svg:x="6.77778in" svg:y="1.62in" svg:width="5.88889in" svg:height="4.94965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Haga clic para modificar el estilo de texto del patrón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gundo ni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7" text:class-names="">Quinto nivel</text:span><text:span text:style-name="a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16" draw:name="4 Marcador de fecha" svg:x="9.80903in" svg:y="7.00781in" svg:width="2.8in" svg:height="0.4in" presentation:class="date-time" presentation:placeholder="false">
        <draw:text-box>
          <text:p text:style-name="a215" text:class-names="" text:cond-style-name=""><text:span text:style-name="a212" text:class-names=""><text:date text:fixed="false" style:data-style-name="a213">01/03/2018</text:date></text:span><text:span text:style-name="a214" text:class-names=""/></text:p>
        </draw:text-box>
        <svg:title/>
        <svg:desc/>
      </draw:frame>
      <draw:frame draw:id="id47" presentation:style-name="a219" draw:name="5 Marcador de pie de página" svg:x="6.38681in" svg:y="7.00781in" svg:width="3.4276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48" presentation:style-name="a223" draw:name="6 Marcador de número de diapositiva" svg:x="12.60903in" svg:y="7.00781in" svg:width="0.53333in" svg:height="0.39931in" presentation:class="page-number" presentation:placeholder="false">
        <draw:text-box>
          <text:p text:style-name="a222" text:class-names="" text:cond-style-name=""><text:span text:style-name="a220" text:class-names=""><text:page-number style:num-format="1" text:fixed="false">‹Nº›</text:page-number></text:span><text:span text:style-name="a221" text:class-names=""/></text:p>
        </draw:text-box>
        <svg:title/>
        <svg:desc/>
      </draw:frame>
      <draw:frame draw:id="id49" presentation:style-name="a227" draw:name="7 Título" svg:x="0.66667in" svg:y="0.30035in" svg:width="12in" svg:height="1.25in" presentation:class="title" presentation:placeholder="false">
        <draw:text-box>
          <text:p text:style-name="a226" text:class-names="" text:cond-style-name=""><text:span text:style-name="a224" text:class-names="">Haga clic para modificar el estilo de título del patrón</text:span><text:span text:style-name="a225" text:class-names=""/></text:p>
        </draw:text-box>
        <svg:title/>
        <svg:desc/>
      </draw:frame>
    </style:master-page>
    <style:master-page style:name="Master1-Layout5-twoTxTwoObj-Comparación" style:page-layout-name="pageLayout1" draw:style-name="a228">
      <draw:frame draw:id="id50" presentation:style-name="a232" draw:name="1 Título" svg:x="0.66667in" svg:y="0.29861in" svg:width="12in" svg:height="1.25in" presentation:class="title" presentation:placeholder="false">
        <draw:text-box>
          <text:p text:style-name="a231" text:class-names="" text:cond-style-name=""><text:span text:style-name="a229" text:class-names="">Haga clic para modificar el estilo de título del patrón</text:span><text:span text:style-name="a230" text:class-names=""/></text:p>
        </draw:text-box>
        <svg:title/>
        <svg:desc/>
      </draw:frame>
      <draw:frame draw:id="id51" presentation:style-name="a236" draw:name="2 Marcador de texto" svg:x="0.66667in" svg:y="5.91667in" svg:width="5.8912in" svg:height="0.83333in" presentation:class="outline" presentation:placeholder="false">
        <draw:text-box>
          <text:list text:style-name="a235">
            <text:list-item>
              <text:p text:style-name="a234" text:class-names="" text:cond-style-name=""><text:span text:style-name="a233" text:class-names="">Haga clic para modificar el estilo de texto del patrón</text:span></text:p>
            </text:list-item>
          </text:list>
        </draw:text-box>
        <svg:title/>
        <svg:desc/>
      </draw:frame>
      <draw:frame draw:id="id52" presentation:style-name="a240" draw:name="3 Marcador de texto" svg:x="6.77315in" svg:y="5.91667in" svg:width="5.89352in" svg:height="0.83333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Haga clic para modificar el estilo de texto del patrón</text:span></text:p>
            </text:list-item>
          </text:list>
        </draw:text-box>
        <svg:title/>
        <svg:desc/>
      </draw:frame>
      <draw:frame draw:id="id53" presentation:style-name="a257" draw:name="4 Marcador de contenido" svg:x="0.66667in" svg:y="1.5795in" svg:width="5.8912in" svg:height="4.31076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Haga clic para modificar el estilo de texto del patrón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74" draw:name="5 Marcador de contenido" svg:x="6.77315in" svg:y="1.5795in" svg:width="5.89352in" svg:height="4.31076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Haga clic para modificar el estilo de texto del patrón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gundo nivel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0" text:class-names="">Quinto nivel</text:span><text:span text:style-name="a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79" draw:name="6 Marcador de fecha" svg:x="9.80903in" svg:y="7.00781in" svg:width="2.8in" svg:height="0.4in" presentation:class="date-time" presentation:placeholder="false">
        <draw:text-box>
          <text:p text:style-name="a278" text:class-names="" text:cond-style-name=""><text:span text:style-name="a275" text:class-names=""><text:date text:fixed="false" style:data-style-name="a276">01/03/2018</text:date></text:span><text:span text:style-name="a277" text:class-names=""/></text:p>
        </draw:text-box>
        <svg:title/>
        <svg:desc/>
      </draw:frame>
      <draw:frame draw:id="id56" presentation:style-name="a282" draw:name="7 Marcador de pie de página" svg:x="6.38681in" svg:y="7.00781in" svg:width="3.42765in" svg:height="0.39931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57" presentation:style-name="a286" draw:name="8 Marcador de número de diapositiva" svg:x="12.60903in" svg:y="7.00781in" svg:width="0.53333in" svg:height="0.39931in" presentation:class="page-number" presentation:placeholder="false">
        <draw:text-box>
          <text:p text:style-name="a285" text:class-names="" text:cond-style-name=""><text:span text:style-name="a283" text:class-names=""><text:page-number style:num-format="1" text:fixed="false">‹Nº›</text:page-number></text:span><text:span text:style-name="a284" text:class-names=""/></text:p>
        </draw:text-box>
        <svg:title/>
        <svg:desc/>
      </draw:frame>
    </style:master-page>
    <style:master-page style:name="Master1-Layout6-titleOnly-Sólo-el-título" style:page-layout-name="pageLayout1" draw:style-name="a287">
      <draw:custom-shape svg:x="0.72802in" svg:y="6.50146in" svg:width="7.20418in" svg:height="1.0073in" draw:id="id58" draw:layer="Master1-bg" draw:style-name="a290" draw:name="12 Forma libre">
        <svg:title/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70825in" svg:y="6.49498in" svg:width="5.38123in" svg:height="1.02083in" draw:id="id59" draw:layer="Master1-bg" draw:style-name="a293" draw:name="11 Forma libre">
        <svg:title/>
        <svg:desc/>
        <text:p text:style-name="a292" text:class-names="" text:cond-style-name=""><text:span text:style-name="a291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881in" svg:y="6.33339in" svg:width="4.96109in" svg:height="1.18205in" draw:id="id60" draw:layer="Master1-bg" draw:style-name="a297" draw:name="13 Triángulo rectángulo">
        <svg:title/>
        <svg:desc/>
        <text:p text:style-name="a295" text:class-names="" text:cond-style-name=""><text:span text:style-name="a294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347in" svg:y1="6.32955in" svg:x2="4.95228in" svg:y2="7.51544in" draw:id="id61" draw:layer="Master1-bg" draw:style-name="a298" draw:name="14 Conector recto">
        <svg:title/>
        <svg:desc/>
      </draw:connector>
      <draw:frame draw:id="id62" presentation:style-name="a303" draw:name="2 Marcador de fecha" svg:x="9.80903in" svg:y="7.00781in" svg:width="2.8in" svg:height="0.4in" presentation:class="date-time" presentation:placeholder="false">
        <draw:text-box>
          <text:p text:style-name="a302" text:class-names="" text:cond-style-name=""><text:span text:style-name="a299" text:class-names=""><text:date text:fixed="false" style:data-style-name="a300">01/03/2018</text:date></text:span><text:span text:style-name="a301" text:class-names=""/></text:p>
        </draw:text-box>
        <svg:title/>
        <svg:desc/>
      </draw:frame>
      <draw:frame draw:id="id63" presentation:style-name="a306" draw:name="3 Marcador de pie de página" svg:x="6.38681in" svg:y="7.00781in" svg:width="3.42765in" svg:height="0.39931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64" presentation:style-name="a310" draw:name="4 Marcador de número de diapositiva" svg:x="12.60903in" svg:y="7.00781in" svg:width="0.53333in" svg:height="0.39931in" presentation:class="page-number" presentation:placeholder="false">
        <draw:text-box>
          <text:p text:style-name="a309" text:class-names="" text:cond-style-name=""><text:span text:style-name="a307" text:class-names=""><text:page-number style:num-format="1" text:fixed="false">‹Nº›</text:page-number></text:span><text:span text:style-name="a308" text:class-names=""/></text:p>
        </draw:text-box>
        <svg:title/>
        <svg:desc/>
      </draw:frame>
      <draw:frame draw:id="id65" presentation:style-name="a314" draw:name="5 Título" svg:x="0.66667in" svg:y="0.30035in" svg:width="12in" svg:height="1.25in" presentation:class="title" presentation:placeholder="false">
        <draw:text-box>
          <text:p text:style-name="a313" text:class-names="" text:cond-style-name=""><text:span text:style-name="a311" text:class-names="">Haga clic para modificar el estilo de título del patrón</text:span><text:span text:style-name="a312" text:class-names=""/></text:p>
        </draw:text-box>
        <svg:title/>
        <svg:desc/>
      </draw:frame>
    </style:master-page>
    <style:master-page style:name="Master1-Layout7-blank-En-blanco" style:page-layout-name="pageLayout1" draw:style-name="a315">
      <draw:custom-shape svg:x="0.72802in" svg:y="6.50146in" svg:width="7.20418in" svg:height="1.0073in" draw:id="id66" draw:layer="Master1-bg" draw:style-name="a318" draw:name="12 Forma libre">
        <svg:title/>
        <svg:desc/>
        <text:p text:style-name="a317" text:class-names="" text:cond-style-name=""><text:span text:style-name="a316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70825in" svg:y="6.49498in" svg:width="5.38123in" svg:height="1.02083in" draw:id="id67" draw:layer="Master1-bg" draw:style-name="a321" draw:name="11 Forma libre">
        <svg:title/>
        <svg:desc/>
        <text:p text:style-name="a320" text:class-names="" text:cond-style-name=""><text:span text:style-name="a319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881in" svg:y="6.33339in" svg:width="4.96109in" svg:height="1.18205in" draw:id="id68" draw:layer="Master1-bg" draw:style-name="a325" draw:name="13 Triángulo rectángulo">
        <svg:title/>
        <svg:desc/>
        <text:p text:style-name="a323" text:class-names="" text:cond-style-name=""><text:span text:style-name="a322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347in" svg:y1="6.32955in" svg:x2="4.95228in" svg:y2="7.51544in" draw:id="id69" draw:layer="Master1-bg" draw:style-name="a326" draw:name="14 Conector recto">
        <svg:title/>
        <svg:desc/>
      </draw:connector>
      <draw:frame draw:id="id70" presentation:style-name="a331" draw:name="1 Marcador de fecha" svg:x="9.80903in" svg:y="7.00781in" svg:width="2.8in" svg:height="0.4in" presentation:class="date-time" presentation:placeholder="false">
        <draw:text-box>
          <text:p text:style-name="a330" text:class-names="" text:cond-style-name=""><text:span text:style-name="a327" text:class-names=""><text:date text:fixed="false" style:data-style-name="a328">01/03/2018</text:date></text:span><text:span text:style-name="a329" text:class-names=""/></text:p>
        </draw:text-box>
        <svg:title/>
        <svg:desc/>
      </draw:frame>
      <draw:frame draw:id="id71" presentation:style-name="a334" draw:name="2 Marcador de pie de página" svg:x="6.38681in" svg:y="7.00781in" svg:width="3.42765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72" presentation:style-name="a338" draw:name="3 Marcador de número de diapositiva" svg:x="12.60903in" svg:y="7.00781in" svg:width="0.53333in" svg:height="0.39931in" presentation:class="page-number" presentation:placeholder="false">
        <draw:text-box>
          <text:p text:style-name="a337" text:class-names="" text:cond-style-name=""><text:span text:style-name="a335" text:class-names=""><text:page-number style:num-format="1" text:fixed="false">‹Nº›</text:page-number></text:span><text:span text:style-name="a336" text:class-names=""/></text:p>
        </draw:text-box>
        <svg:title/>
        <svg:desc/>
      </draw:frame>
    </style:master-page>
    <style:master-page style:name="Master1-Layout8-objTx-Contenido-con-título" style:page-layout-name="pageLayout1" draw:style-name="a339">
      <draw:frame draw:id="id73" presentation:style-name="a343" draw:name="1 Título" svg:x="1.33333in" svg:y="5.33333in" svg:width="10.90956in" svg:height="0.5in" presentation:class="title" presentation:placeholder="false">
        <draw:text-box>
          <text:p text:style-name="a342" text:class-names="" text:cond-style-name=""><text:span text:style-name="a340" text:class-names="">Haga clic para modificar el estilo de título del patrón</text:span><text:span text:style-name="a341" text:class-names=""/></text:p>
        </draw:text-box>
        <svg:title/>
        <svg:desc/>
      </draw:frame>
      <draw:frame draw:id="id74" presentation:style-name="a347" draw:name="2 Marcador de texto" svg:x="6.44444in" svg:y="5.85641in" svg:width="5.79556in" svg:height="1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Haga clic para modificar el estilo de texto del patrón</text:span></text:p>
            </text:list-item>
          </text:list>
        </draw:text-box>
        <svg:title/>
        <svg:desc/>
      </draw:frame>
      <draw:frame draw:id="id75" presentation:style-name="a364" draw:name="3 Marcador de contenido" svg:x="1.33333in" svg:y="0.3in" svg:width="10.90667in" svg:height="5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Haga clic para modificar el estilo de texto del patrón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gundo ni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Quinto nivel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69" draw:name="4 Marcador de fecha" svg:x="9.80903in" svg:y="7.00781in" svg:width="2.8in" svg:height="0.4in" presentation:class="date-time" presentation:placeholder="false">
        <draw:text-box>
          <text:p text:style-name="a368" text:class-names="" text:cond-style-name=""><text:span text:style-name="a365" text:class-names=""><text:date text:fixed="false" style:data-style-name="a366">01/03/2018</text:date></text:span><text:span text:style-name="a367" text:class-names=""/></text:p>
        </draw:text-box>
        <svg:title/>
        <svg:desc/>
      </draw:frame>
      <draw:frame draw:id="id77" presentation:style-name="a372" draw:name="5 Marcador de pie de página" svg:x="6.38681in" svg:y="7.00781in" svg:width="3.42765in" svg:height="0.39931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78" presentation:style-name="a376" draw:name="6 Marcador de número de diapositiva" svg:x="12.60903in" svg:y="7.00781in" svg:width="0.53333in" svg:height="0.39931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>‹Nº›</text:page-number></text:span><text:span text:style-name="a374" text:class-names=""/></text:p>
        </draw:text-box>
        <svg:title/>
        <svg:desc/>
      </draw:frame>
    </style:master-page>
    <style:master-page style:name="Master1-Layout9-picTx-Imagen-con-título" style:page-layout-name="pageLayout1" draw:style-name="a377">
      <draw:frame draw:id="id79" presentation:style-name="a381" draw:name="3 Marcador de texto" svg:x="1.66409in" svg:y="5.95298in" svg:width="10.44444in" svg:height="0.70892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>Haga clic para modificar el estilo de texto del patrón</text:span></text:p>
            </text:list-item>
          </text:list>
        </draw:text-box>
        <svg:title/>
        <svg:desc/>
      </draw:frame>
      <draw:frame draw:id="id80" presentation:style-name="a385" draw:name="2 Marcador de posición de imagen" svg:x="0.33333in" svg:y="0.20775in" svg:width="12.66667in" svg:height="4.8in" presentation:class="graphic" presentation:placeholder="false">
        <draw:text-box>
          <text:p text:style-name="a384" text:class-names="" text:cond-style-name=""><text:span text:style-name="a382" text:class-names="">Haga clic en el icono para agregar una imagen</text:span><text:span text:style-name="a383" text:class-names=""/></text:p>
        </draw:text-box>
        <svg:title/>
        <svg:desc/>
      </draw:frame>
      <draw:frame draw:id="id81" presentation:style-name="a390" draw:name="4 Marcador de fecha" svg:x="9.80903in" svg:y="7.00781in" svg:width="2.8in" svg:height="0.4in" presentation:class="date-time" presentation:placeholder="false">
        <draw:text-box>
          <text:p text:style-name="a389" text:class-names="" text:cond-style-name=""><text:span text:style-name="a386" text:class-names=""><text:date text:fixed="false" style:data-style-name="a387">01/03/2018</text:date></text:span><text:span text:style-name="a388" text:class-names=""/></text:p>
        </draw:text-box>
        <svg:title/>
        <svg:desc/>
      </draw:frame>
      <draw:frame draw:id="id82" presentation:style-name="a393" draw:name="5 Marcador de pie de página" svg:x="6.38681in" svg:y="7.00781in" svg:width="3.42765in" svg:height="0.3993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83" presentation:style-name="a397" draw:name="6 Marcador de número de diapositiva" svg:x="12.60903in" svg:y="7.00781in" svg:width="0.53333in" svg:height="0.39931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>‹Nº›</text:page-number></text:span><text:span text:style-name="a395" text:class-names=""/></text:p>
        </draw:text-box>
        <svg:title/>
        <svg:desc/>
      </draw:frame>
      <draw:frame draw:id="id84" presentation:style-name="a401" draw:name="1 Título" svg:x="0.33333in" svg:y="5.32056in" svg:width="11.7752in" svg:height="0.61535in" presentation:class="title" presentation:placeholder="false">
        <draw:text-box>
          <text:p text:style-name="a400" text:class-names="" text:cond-style-name=""><text:span text:style-name="a398" text:class-names="">Haga clic para modificar el estilo de título del patrón</text:span><text:span text:style-name="a399" text:class-names=""/></text:p>
        </draw:text-box>
        <svg:title/>
        <svg:desc/>
      </draw:frame>
      <draw:custom-shape svg:x="0.72802in" svg:y="6.50146in" svg:width="7.20418in" svg:height="1.0073in" draw:id="id85" draw:style-name="a404" draw:name="7 Forma libre">
        <svg:title/>
        <svg:desc/>
        <text:p text:style-name="a403" text:class-names="" text:cond-style-name=""><text:span text:style-name="a402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70825in" svg:y="6.49498in" svg:width="5.38123in" svg:height="1.02083in" draw:id="id86" draw:style-name="a407" draw:name="8 Forma libre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881in" svg:y="6.33339in" svg:width="4.96109in" svg:height="1.18205in" draw:id="id87" draw:style-name="a411" draw:name="9 Triángulo rectángulo">
        <svg:title/>
        <svg:desc/>
        <text:p text:style-name="a409" text:class-names="" text:cond-style-name=""><text:span text:style-name="a408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347in" svg:y1="6.32955in" svg:x2="4.95228in" svg:y2="7.51544in" draw:id="id88" draw:style-name="a412" draw:name="10 Conector recto">
        <svg:title/>
        <svg:desc/>
      </draw:connector>
      <draw:custom-shape svg:x="12.63358in" svg:y="5.45542in" svg:width="0.26667in" svg:height="0.25in" draw:id="id89" draw:style-name="a416" draw:name="11 Cheurón">
        <svg:title/>
        <svg:desc/>
        <text:p text:style-name="a414" text:class-names="" text:cond-style-name=""><text:span text:style-name="a41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?f11 / 2"/>
          <draw:equation draw:name="f13" draw:formula="?f11 - ?f10"/>
          <draw:equation draw:name="f14" draw:formula="if(?f13, ?f10, ?f0)"/>
          <draw:equation draw:name="f15" draw:formula="if(?f13, ?f11, ?f1)"/>
        </draw:enhanced-geometry>
      </draw:custom-shape>
      <draw:custom-shape svg:x="12.36176in" svg:y="5.45542in" svg:width="0.26667in" svg:height="0.25in" draw:id="id90" draw:style-name="a420" draw:name="12 Cheurón">
        <svg:title/>
        <svg:desc/>
        <text:p text:style-name="a418" text:class-names="" text:cond-style-name=""><text:span text:style-name="a41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?f11 / 2"/>
          <draw:equation draw:name="f13" draw:formula="?f11 - ?f10"/>
          <draw:equation draw:name="f14" draw:formula="if(?f13, ?f10, ?f0)"/>
          <draw:equation draw:name="f15" draw:formula="if(?f13, ?f11, ?f1)"/>
        </draw:enhanced-geometry>
      </draw:custom-shape>
    </style:master-page>
    <style:master-page style:name="Master1-Layout10-vertTx-Título-y-texto-vertical" style:page-layout-name="pageLayout1" draw:style-name="a421">
      <draw:custom-shape svg:x="0.72802in" svg:y="6.50146in" svg:width="7.20418in" svg:height="1.0073in" draw:id="id91" draw:layer="Master1-bg" draw:style-name="a424" draw:name="12 Forma libre">
        <svg:title/>
        <svg:desc/>
        <text:p text:style-name="a423" text:class-names="" text:cond-style-name=""><text:span text:style-name="a422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70825in" svg:y="6.49498in" svg:width="5.38123in" svg:height="1.02083in" draw:id="id92" draw:layer="Master1-bg" draw:style-name="a427" draw:name="11 Forma libre">
        <svg:title/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881in" svg:y="6.33339in" svg:width="4.96109in" svg:height="1.18205in" draw:id="id93" draw:layer="Master1-bg" draw:style-name="a431" draw:name="13 Triángulo rectángulo">
        <svg:title/>
        <svg:desc/>
        <text:p text:style-name="a429" text:class-names="" text:cond-style-name=""><text:span text:style-name="a428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347in" svg:y1="6.32955in" svg:x2="4.95228in" svg:y2="7.51544in" draw:id="id94" draw:layer="Master1-bg" draw:style-name="a432" draw:name="14 Conector recto">
        <svg:title/>
        <svg:desc/>
      </draw:connector>
      <draw:frame draw:id="id95" presentation:style-name="a436" draw:name="1 Título" svg:x="0.66667in" svg:y="0.30035in" svg:width="12in" svg:height="1.25in" presentation:class="title" presentation:placeholder="false">
        <draw:text-box>
          <text:p text:style-name="a435" text:class-names="" text:cond-style-name=""><text:span text:style-name="a433" text:class-names="">Haga clic para modificar el estilo de título del patrón</text:span><text:span text:style-name="a434" text:class-names=""/></text:p>
        </draw:text-box>
        <svg:title/>
        <svg:desc/>
      </draw:frame>
      <draw:frame draw:id="id96" presentation:style-name="a453" draw:name="2 Marcador de texto vertical" svg:x="0.66667in" svg:y="1.62in" svg:width="12in" svg:height="4.79667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Haga clic para modificar el estilo de texto del patrón</text:span></text:p>
            </text:list-item>
          </text:list>
          <text:list text:style-name="a442">
            <text:list-item>
              <text:list text:style-name="a442">
                <text:list-item>
                  <text:p text:style-name="a441" text:class-names="" text:cond-style-name=""><text:span text:style-name="a440" text:class-names="">Segundo nivel</text:span></text:p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p text:style-name="a444" text:class-names="" text:cond-style-name=""><text:span text:style-name="a4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p text:style-name="a447" text:class-names="" text:cond-style-name=""><text:span text:style-name="a4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list text:style-name="a452">
                        <text:list-item>
                          <text:list text:style-name="a452">
                            <text:list-item>
                              <text:p text:style-name="a451" text:class-names="" text:cond-style-name=""><text:span text:style-name="a449" text:class-names="">Quinto nivel</text:span><text:span text:style-name="a4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458" draw:name="3 Marcador de fecha" svg:x="9.80903in" svg:y="7.00781in" svg:width="2.8in" svg:height="0.4in" presentation:class="date-time" presentation:placeholder="false">
        <draw:text-box>
          <text:p text:style-name="a457" text:class-names="" text:cond-style-name=""><text:span text:style-name="a454" text:class-names=""><text:date text:fixed="false" style:data-style-name="a455">01/03/2018</text:date></text:span><text:span text:style-name="a456" text:class-names=""/></text:p>
        </draw:text-box>
        <svg:title/>
        <svg:desc/>
      </draw:frame>
      <draw:frame draw:id="id98" presentation:style-name="a461" draw:name="4 Marcador de pie de página" svg:x="6.38681in" svg:y="7.00781in" svg:width="3.42765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99" presentation:style-name="a465" draw:name="5 Marcador de número de diapositiva" svg:x="12.60903in" svg:y="7.00781in" svg:width="0.53333in" svg:height="0.39931in" presentation:class="page-number" presentation:placeholder="false">
        <draw:text-box>
          <text:p text:style-name="a464" text:class-names="" text:cond-style-name=""><text:span text:style-name="a462" text:class-names=""><text:page-number style:num-format="1" text:fixed="false">‹Nº›</text:page-number></text:span><text:span text:style-name="a463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466">
      <draw:custom-shape svg:x="0.72802in" svg:y="6.50146in" svg:width="7.20418in" svg:height="1.0073in" draw:id="id100" draw:layer="Master1-bg" draw:style-name="a469" draw:name="12 Forma libre">
        <svg:title/>
        <svg:desc/>
        <text:p text:style-name="a468" text:class-names="" text:cond-style-name=""><text:span text:style-name="a467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70825in" svg:y="6.49498in" svg:width="5.38123in" svg:height="1.02083in" draw:id="id101" draw:layer="Master1-bg" draw:style-name="a472" draw:name="11 Forma libre">
        <svg:title/>
        <svg:desc/>
        <text:p text:style-name="a471" text:class-names="" text:cond-style-name=""><text:span text:style-name="a470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881in" svg:y="6.33339in" svg:width="4.96109in" svg:height="1.18205in" draw:id="id102" draw:layer="Master1-bg" draw:style-name="a476" draw:name="13 Triángulo rectángulo">
        <svg:title/>
        <svg:desc/>
        <text:p text:style-name="a474" text:class-names="" text:cond-style-name=""><text:span text:style-name="a473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347in" svg:y1="6.32955in" svg:x2="4.95228in" svg:y2="7.51544in" draw:id="id103" draw:layer="Master1-bg" draw:style-name="a477" draw:name="14 Conector recto">
        <svg:title/>
        <svg:desc/>
      </draw:connector>
      <draw:frame draw:id="id104" presentation:style-name="a481" draw:name="1 Título vertical" svg:x="9.97961in" svg:y="0.30035in" svg:width="2.59182in" svg:height="6.11632in" presentation:class="title" presentation:placeholder="false">
        <draw:text-box>
          <text:p text:style-name="a480" text:class-names="" text:cond-style-name=""><text:span text:style-name="a478" text:class-names="">Haga clic para modificar el estilo de título del patrón</text:span><text:span text:style-name="a479" text:class-names=""/></text:p>
        </draw:text-box>
        <svg:title/>
        <svg:desc/>
      </draw:frame>
      <draw:frame draw:id="id105" presentation:style-name="a498" draw:name="2 Marcador de texto vertical" svg:x="0.66667in" svg:y="0.30035in" svg:width="9.22222in" svg:height="6.11632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Haga clic para modificar el estilo de texto del patrón</text:span></text:p>
            </text:list-item>
          </text:list>
          <text:list text:style-name="a487">
            <text:list-item>
              <text:list text:style-name="a487">
                <text:list-item>
                  <text:p text:style-name="a486" text:class-names="" text:cond-style-name=""><text:span text:style-name="a485" text:class-names="">Segundo nivel</text:span></text:p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p text:style-name="a489" text:class-names="" text:cond-style-name=""><text:span text:style-name="a4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p text:style-name="a492" text:class-names="" text:cond-style-name=""><text:span text:style-name="a4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list text:style-name="a497">
                        <text:list-item>
                          <text:list text:style-name="a497">
                            <text:list-item>
                              <text:p text:style-name="a496" text:class-names="" text:cond-style-name=""><text:span text:style-name="a494" text:class-names="">Quinto nivel</text:span><text:span text:style-name="a4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503" draw:name="3 Marcador de fecha" svg:x="9.80903in" svg:y="7.00781in" svg:width="2.8in" svg:height="0.4in" presentation:class="date-time" presentation:placeholder="false">
        <draw:text-box>
          <text:p text:style-name="a502" text:class-names="" text:cond-style-name=""><text:span text:style-name="a499" text:class-names=""><text:date text:fixed="false" style:data-style-name="a500">01/03/2018</text:date></text:span><text:span text:style-name="a501" text:class-names=""/></text:p>
        </draw:text-box>
        <svg:title/>
        <svg:desc/>
      </draw:frame>
      <draw:frame draw:id="id107" presentation:style-name="a506" draw:name="4 Marcador de pie de página" svg:x="6.38681in" svg:y="7.00781in" svg:width="3.42765in" svg:height="0.39931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108" presentation:style-name="a510" draw:name="5 Marcador de número de diapositiva" svg:x="12.60903in" svg:y="7.00781in" svg:width="0.53333in" svg:height="0.39931in" presentation:class="page-number" presentation:placeholder="false">
        <draw:text-box>
          <text:p text:style-name="a509" text:class-names="" text:cond-style-name=""><text:span text:style-name="a507" text:class-names=""><text:page-number style:num-format="1" text:fixed="false">‹Nº›</text:page-number></text:span><text:span text:style-name="a50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Root</meta:initial-creator>
    <dc:creator>word</dc:creator>
    <meta:creation-date>2018-03-01T23:24:13Z</meta:creation-date>
    <dc:date>2018-03-01T23:25:07Z</dc:date>
    <meta:editing-cycles>1</meta:editing-cycles>
    <meta:editing-duration>PT0S</meta:editing-duration>
    <meta:document-statistic meta:paragraph-count="4" meta:word-count="18"/>
  </office:meta>
</office:document-meta>
</file>